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68cm" fo:margin-left="-0.383cm" fo:margin-top="0cm" fo:margin-bottom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2.997cm"/>
    </style:style>
    <style:style style:name="Table1.H" style:family="table-column">
      <style:table-column-properties style:column-width="2.993cm"/>
    </style:style>
    <style:style style:name="Table1.1" style:family="table-row">
      <style:table-row-properties style:min-row-height="0.159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fo:color="#000000" style:text-line-through-style="none" style:text-line-through-type="none" style:font-name="Calibri" fo:font-size="9pt" style:text-underline-style="none" style:font-size-asian="9pt"/>
    </style:style>
    <style:style style:name="P2" style:family="paragraph" style:parent-style-name="Default">
      <style:text-properties fo:color="#000000" style:text-line-through-style="none" style:text-line-through-type="none" style:font-name="Calibri" fo:font-size="10pt" style:text-underline-style="none" style:font-size-asian="10pt"/>
    </style:style>
    <style:style style:name="P3" style:family="paragraph" style:parent-style-name="Default">
      <style:text-properties fo:color="#000000" style:text-line-through-style="none" style:text-line-through-type="none" style:font-name="Arial" fo:font-size="10pt" style:text-underline-style="none" style:font-size-asian="10pt"/>
    </style:style>
    <style:style style:name="P4" style:family="paragraph" style:parent-style-name="Default">
      <style:paragraph-properties fo:text-align="start" style:justify-single-word="false"/>
    </style:style>
    <style:style style:name="P5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paragraph-rsid="00122dd1"/>
    </style:style>
    <style:style style:name="P7" style:family="paragraph" style:parent-style-name="Default">
      <style:paragraph-properties fo:margin-left="0cm" fo:margin-right="0cm" fo:margin-top="0cm" fo:margin-bottom="0.226cm" loext:contextual-spacing="false" fo:text-indent="0cm" style:auto-text-indent="false"/>
    </style:style>
    <style:style style:name="P8" style:family="paragraph" style:parent-style-name="Default">
      <style:paragraph-properties fo:margin-left="0cm" fo:margin-right="0cm" fo:margin-top="0cm" fo:margin-bottom="0.245cm" loext:contextual-spacing="false" fo:text-indent="0cm" style:auto-text-indent="false"/>
    </style:style>
    <style:style style:name="P9" style:family="paragraph" style:parent-style-name="Default">
      <style:paragraph-properties fo:break-before="page"/>
    </style:style>
    <style:style style:name="T1" style:family="text">
      <style:text-properties fo:color="#000000" style:font-name="Calibri" fo:font-size="12pt" style:font-size-asian="12pt"/>
    </style:style>
    <style:style style:name="T2" style:family="text">
      <style:text-properties fo:color="#000000" style:font-name="Calibri" fo:font-size="16pt" style:font-size-asian="16pt"/>
    </style:style>
    <style:style style:name="T3" style:family="text">
      <style:text-properties fo:color="#000000" style:font-name="Calibri" fo:font-size="9pt" fo:font-weight="bold" style:font-size-asian="9pt" style:font-weight-asian="bold"/>
    </style:style>
    <style:style style:name="T4" style:family="text">
      <style:text-properties fo:color="#000000" style:font-name="Calibri" fo:font-size="9pt" style:font-size-asian="9pt"/>
    </style:style>
    <style:style style:name="T5" style:family="text">
      <style:text-properties fo:color="#000000" style:font-name="Calibri" fo:font-size="9pt" officeooo:rsid="0012f5c5" style:font-size-asian="9pt"/>
    </style:style>
    <style:style style:name="T6" style:family="text">
      <style:text-properties fo:color="#000000" style:text-line-through-style="none" style:text-line-through-type="none" style:font-name="Arial" fo:font-size="10pt" style:text-underline-style="none" style:font-size-asian="10pt"/>
    </style:style>
    <style:style style:name="T7" style:family="text">
      <style:text-properties fo:color="#000000" style:text-line-through-style="none" style:text-line-through-type="none" style:font-name="Arial" fo:font-size="10pt" style:text-underline-style="none" officeooo:rsid="00122dd1" style:font-size-asian="10pt"/>
    </style:style>
    <style:style style:name="T8" style:family="text">
      <style:text-properties fo:color="#000000" style:text-line-through-style="none" style:text-line-through-type="none" style:font-name="Calibri" fo:font-size="16pt" style:text-underline-style="none" style:font-size-asian="16pt"/>
    </style:style>
    <style:style style:name="T9" style:family="text">
      <style:text-properties fo:color="#000000" style:text-line-through-style="none" style:text-line-through-type="none" style:font-name="Calibri" fo:font-size="10pt" style:text-underline-style="none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4"><text:span text:style-name="T1"><text:s/></text:span><text:span text:style-name="T2">Duomenys</text:span></text:p>
      <text:p text:style-name="Default"><text:span text:style-name="T6">Jums pateikti duomenys apie įvairių stočių pavadinimus, jų adresus, atvykstančias transporto priemones, atvykimo / išvyko laiką bei kryptis. </text:span></text:p>
      <text:p text:style-name="Standard"/>
      <text:p text:style-name="Default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office:value-type="string">
            <text:p text:style-name="P4"><text:span text:style-name="T1"><text:s/></text:span><text:span text:style-name="T3">Vehicle type </text:span></text:p>
          </table:table-cell>
          <table:table-cell table:style-name="Table1.A1" office:value-type="string">
            <text:p text:style-name="Default"><text:span text:style-name="T3">Vehicle number </text:span></text:p>
          </table:table-cell>
          <table:table-cell table:style-name="Table1.A1" office:value-type="string">
            <text:p text:style-name="Default"><text:span text:style-name="T3">Departure station name </text:span></text:p>
          </table:table-cell>
          <table:table-cell table:style-name="Table1.A1" office:value-type="string">
            <text:p text:style-name="Default"><text:span text:style-name="T3">Departure station address </text:span></text:p>
          </table:table-cell>
          <table:table-cell table:style-name="Table1.A1" office:value-type="string">
            <text:p text:style-name="Default"><text:span text:style-name="T3">Arrival station name </text:span></text:p>
          </table:table-cell>
          <table:table-cell table:style-name="Table1.A1" office:value-type="string">
            <text:p text:style-name="Default"><text:span text:style-name="T3">Arrival station address </text:span></text:p>
          </table:table-cell>
          <table:table-cell table:style-name="Table1.A1" office:value-type="string">
            <text:p text:style-name="Default"><text:span text:style-name="T3">Departure time </text:span></text:p>
          </table:table-cell>
          <table:table-cell table:style-name="Table1.A1" office:value-type="string">
            <text:p text:style-name="Default"><text:span text:style-name="T3">Arrival time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Train </text:span></text:p>
          </table:table-cell>
          <table:table-cell table:style-name="Table1.A1" office:value-type="string">
            <text:p text:style-name="Default"><text:span text:style-name="T4">ES523 </text:span></text:p>
          </table:table-cell>
          <table:table-cell table:style-name="Table1.A1" office:value-type="string">
            <text:p text:style-name="Default"><text:span text:style-name="T4">Vilnius train station </text:span></text:p>
          </table:table-cell>
          <table:table-cell table:style-name="Table1.A1" office:value-type="string">
            <text:p text:style-name="Default"><text:span text:style-name="T4">Geležinkelio g. 16, Vilnius </text:span></text:p>
          </table:table-cell>
          <table:table-cell table:style-name="Table1.A1" office:value-type="string">
            <text:p text:style-name="Default"><text:span text:style-name="T4">Šiauliai train station </text:span></text:p>
          </table:table-cell>
          <table:table-cell table:style-name="Table1.A1" office:value-type="string">
            <text:p text:style-name="Default"><text:span text:style-name="T4">Dubijos g. 42A, Šiauliai </text:span></text:p>
          </table:table-cell>
          <table:table-cell table:style-name="Table1.A1" office:value-type="string">
            <text:p text:style-name="Default"><text:span text:style-name="T4">2018-05-02 12:40 </text:span></text:p>
          </table:table-cell>
          <table:table-cell table:style-name="Table1.A1" office:value-type="string">
            <text:p text:style-name="Default"><text:span text:style-name="T4">2018-05-02 15:08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Bus </text:span></text:p>
          </table:table-cell>
          <table:table-cell table:style-name="Table1.A1" office:value-type="string">
            <text:p text:style-name="Default"><text:span text:style-name="T4">75 </text:span></text:p>
          </table:table-cell>
          <table:table-cell table:style-name="Table1.A1" office:value-type="string">
            <text:p text:style-name="Default"><text:span text:style-name="T4">Kaunas bus station </text:span></text:p>
          </table:table-cell>
          <table:table-cell table:style-name="Table1.A1" office:value-type="string">
            <text:p text:style-name="Default"><text:span text:style-name="T4">Vytauto pr. 24, Kaunas </text:span></text:p>
          </table:table-cell>
          <table:table-cell table:style-name="Table1.A1" office:value-type="string">
            <text:p text:style-name="Default"><text:span text:style-name="T4">Vilnius bus station </text:span></text:p>
          </table:table-cell>
          <table:table-cell table:style-name="Table1.A1" office:value-type="string">
            <text:p text:style-name="Default"><text:span text:style-name="T4">Sodų g. 22, LT-03211 Vilnius </text:span></text:p>
          </table:table-cell>
          <table:table-cell table:style-name="Table1.A1" office:value-type="string">
            <text:p text:style-name="Default"><text:span text:style-name="T4">2018-05-04 23:52 </text:span></text:p>
          </table:table-cell>
          <table:table-cell table:style-name="Table1.A1" office:value-type="string">
            <text:p text:style-name="Default"><text:span text:style-name="T4">2018-05-05 01:04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Train </text:span></text:p>
          </table:table-cell>
          <table:table-cell table:style-name="Table1.A1" office:value-type="string">
            <text:p text:style-name="Default"><text:span text:style-name="T4">EK888 </text:span></text:p>
          </table:table-cell>
          <table:table-cell table:style-name="Table1.A1" office:value-type="string">
            <text:p text:style-name="Default"><text:span text:style-name="T4">Šiauliai train station </text:span></text:p>
          </table:table-cell>
          <table:table-cell table:style-name="Table1.A1" office:value-type="string">
            <text:p text:style-name="Default"><text:span text:style-name="T4">Dubijos g. 42A, Šiauliai </text:span></text:p>
          </table:table-cell>
          <table:table-cell table:style-name="Table1.A1" office:value-type="string">
            <text:p text:style-name="Default"><text:span text:style-name="T4">Vilnius train station </text:span></text:p>
          </table:table-cell>
          <table:table-cell table:style-name="Table1.A1" office:value-type="string">
            <text:p text:style-name="Default"><text:span text:style-name="T4">Geležinkelio g. 16, Vilnius </text:span></text:p>
          </table:table-cell>
          <table:table-cell table:style-name="Table1.A1" office:value-type="string">
            <text:p text:style-name="Default"><text:span text:style-name="T4">2018-05-08 06:34 </text:span></text:p>
          </table:table-cell>
          <table:table-cell table:style-name="Table1.A1" office:value-type="string">
            <text:p text:style-name="Default"><text:span text:style-name="T4">2018-05-08 09:36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Train </text:span></text:p>
          </table:table-cell>
          <table:table-cell table:style-name="Table1.A1" office:value-type="string">
            <text:p text:style-name="Default"><text:span text:style-name="T4">879 </text:span></text:p>
          </table:table-cell>
          <table:table-cell table:style-name="Table1.A1" office:value-type="string">
            <text:p text:style-name="Default"><text:span text:style-name="T4">Kla</text:span><text:span text:style-name="T5">i</text:span><text:span text:style-name="T4">pėda train station </text:span></text:p>
          </table:table-cell>
          <table:table-cell table:style-name="Table1.A1" office:value-type="string">
            <text:p text:style-name="Default"><text:span text:style-name="T4">Priestočio g. 1, Klaipėda </text:span></text:p>
          </table:table-cell>
          <table:table-cell table:style-name="Table1.A1" office:value-type="string">
            <text:p text:style-name="Default"><text:span text:style-name="T4">Vilnius train station </text:span></text:p>
          </table:table-cell>
          <table:table-cell table:style-name="Table1.A1" office:value-type="string">
            <text:p text:style-name="Default"><text:span text:style-name="T4">Geležinkelio g. 16, Vilnius </text:span></text:p>
          </table:table-cell>
          <table:table-cell table:style-name="Table1.A1" office:value-type="string">
            <text:p text:style-name="Default"><text:span text:style-name="T4">2018-05-10 14:14 </text:span></text:p>
          </table:table-cell>
          <table:table-cell table:style-name="Table1.A1" office:value-type="string">
            <text:p text:style-name="Default"><text:span text:style-name="T4">2018-05-10 18:23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Bus </text:span></text:p>
          </table:table-cell>
          <table:table-cell table:style-name="Table1.A1" office:value-type="string">
            <text:p text:style-name="Default"><text:span text:style-name="T4">SHUT154 </text:span></text:p>
          </table:table-cell>
          <table:table-cell table:style-name="Table1.A1" office:value-type="string">
            <text:p text:style-name="Default"><text:span text:style-name="T4">Vilnius bus station </text:span></text:p>
          </table:table-cell>
          <table:table-cell table:style-name="Table1.A1" office:value-type="string">
            <text:p text:style-name="Default"><text:span text:style-name="T4">Sodų g. 22, LT-03211 Vilnius </text:span></text:p>
          </table:table-cell>
          <table:table-cell table:style-name="Table1.A1" office:value-type="string">
            <text:p text:style-name="Default"><text:span text:style-name="T4">Kaunas bus station </text:span></text:p>
          </table:table-cell>
          <table:table-cell table:style-name="Table1.A1" office:value-type="string">
            <text:p text:style-name="Default"><text:span text:style-name="T4">Vytauto pr. 24, Kaunas </text:span></text:p>
          </table:table-cell>
          <table:table-cell table:style-name="Table1.A1" office:value-type="string">
            <text:p text:style-name="Default"><text:span text:style-name="T4">2018-05-09 12:36 </text:span></text:p>
          </table:table-cell>
          <table:table-cell table:style-name="Table1.A1" office:value-type="string">
            <text:p text:style-name="Default"><text:span text:style-name="T4">2018-05-09 13:28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Train </text:span></text:p>
          </table:table-cell>
          <table:table-cell table:style-name="Table1.A1" office:value-type="string">
            <text:p text:style-name="Default"><text:span text:style-name="T4">ES899 </text:span></text:p>
          </table:table-cell>
          <table:table-cell table:style-name="Table1.A1" office:value-type="string">
            <text:p text:style-name="Default"><text:span text:style-name="T4">Kaunas train station </text:span></text:p>
          </table:table-cell>
          <table:table-cell table:style-name="Table1.A1" office:value-type="string">
            <text:p text:style-name="Default"><text:span text:style-name="T4">M. K. Čiurlionio g. 16, Kaunas </text:span></text:p>
          </table:table-cell>
          <table:table-cell table:style-name="Table1.A1" office:value-type="string">
            <text:p text:style-name="Default"><text:span text:style-name="T4">Vilnius train station </text:span></text:p>
          </table:table-cell>
          <table:table-cell table:style-name="Table1.A1" office:value-type="string">
            <text:p text:style-name="Default"><text:span text:style-name="T4">Geležinkelio g. 16, Vilnius </text:span></text:p>
          </table:table-cell>
          <table:table-cell table:style-name="Table1.A1" office:value-type="string">
            <text:p text:style-name="Default"><text:span text:style-name="T4">2018-05-29 17:01 </text:span></text:p>
          </table:table-cell>
          <table:table-cell table:style-name="Table1.A1" office:value-type="string">
            <text:p text:style-name="Default"><text:span text:style-name="T4">2018-05-29 18:50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Bus </text:span></text:p>
          </table:table-cell>
          <table:table-cell table:style-name="Table1.A1" office:value-type="string">
            <text:p text:style-name="Default"><text:span text:style-name="T4">17568 </text:span></text:p>
          </table:table-cell>
          <table:table-cell table:style-name="Table1.A1" office:value-type="string">
            <text:p text:style-name="Default"><text:span text:style-name="T4">Vilnius bus station </text:span></text:p>
          </table:table-cell>
          <table:table-cell table:style-name="Table1.A1" office:value-type="string">
            <text:p text:style-name="Default"><text:span text:style-name="T4">Sodų g. 22, LT-03211 Vilnius </text:span></text:p>
          </table:table-cell>
          <table:table-cell table:style-name="Table1.A1" office:value-type="string">
            <text:p text:style-name="Default"><text:span text:style-name="T4">Kaunas bus station </text:span></text:p>
          </table:table-cell>
          <table:table-cell table:style-name="Table1.A1" office:value-type="string">
            <text:p text:style-name="Default"><text:span text:style-name="T4">Vytauto pr. 24, Kaunas </text:span></text:p>
          </table:table-cell>
          <table:table-cell table:style-name="Table1.A1" office:value-type="string">
            <text:p text:style-name="Default"><text:span text:style-name="T4">2018-05-28 19:45 </text:span></text:p>
          </table:table-cell>
          <table:table-cell table:style-name="Table1.A1" office:value-type="string">
            <text:p text:style-name="Default"><text:span text:style-name="T4">2018-05-28 20:58 </text:span></text:p>
          </table:table-cell>
        </table:table-row>
        <table:table-row table:style-name="Table1.1">
          <table:table-cell table:style-name="Table1.A1" office:value-type="string">
            <text:p text:style-name="Default"><text:span text:style-name="T4">Train </text:span></text:p>
          </table:table-cell>
          <table:table-cell table:style-name="Table1.A1" office:value-type="string">
            <text:p text:style-name="Default"><text:span text:style-name="T4">ES523 </text:span></text:p>
          </table:table-cell>
          <table:table-cell table:style-name="Table1.A1" office:value-type="string">
            <text:p text:style-name="Default"><text:span text:style-name="T4">Vilnius train station </text:span></text:p>
          </table:table-cell>
          <table:table-cell table:style-name="Table1.A1" office:value-type="string">
            <text:p text:style-name="Default"><text:span text:style-name="T4">Geležinkelio g. 16, Vilnius </text:span></text:p>
          </table:table-cell>
          <table:table-cell table:style-name="Table1.A1" office:value-type="string">
            <text:p text:style-name="Default"><text:span text:style-name="T4">Klapėda train station </text:span></text:p>
          </table:table-cell>
          <table:table-cell table:style-name="Table1.A1" office:value-type="string">
            <text:p text:style-name="Default"><text:span text:style-name="T4">Priestočio g. 1, Klaipėda </text:span></text:p>
          </table:table-cell>
          <table:table-cell table:style-name="Table1.A1" office:value-type="string">
            <text:p text:style-name="Default"><text:span text:style-name="T4">2018-05-25 10:03 </text:span></text:p>
          </table:table-cell>
          <table:table-cell table:style-name="Table1.A1" office:value-type="string">
            <text:p text:style-name="Default"><text:span text:style-name="T4">2018-05-25 15:22 </text:span></text:p>
          </table:table-cell>
        </table:table-row>
      </table:table>
      <text:p text:style-name="P1"/>
      <text:p text:style-name="Standard"/>
      <text:p text:style-name="Default"><text:span text:style-name="T2"/></text:p>
      <text:p text:style-name="P9"><text:span text:style-name="T2">Užduotys</text:span></text:p>
      <text:p text:style-name="P5"><text:span text:style-name="T6">1. Nupieškite duomenų bazės lentelių, kuriose būtų galima saugoti pateiktą informaciją, diagramą su sąryšiais. </text:span></text:p>
      <text:p text:style-name="P2"/>
      <text:p text:style-name="P5"><text:span text:style-name="T6">2. Parašykite jūsų sukurtų duomenų bazės struktūrų sukūrimo skriptus (CREATE TABLE). </text:span></text:p>
      <text:p text:style-name="P3"/>
      <text:p text:style-name="P5"><text:span text:style-name="T6">3. Parašykite pateiktų duomenų užkrovimo komandas į jūsų struktūrą (INSERT statements). </text:span></text:p>
      <text:p text:style-name="P3"/>
      <text:p text:style-name="P5"><text:span text:style-name="T6">4. Pagal jūsų sukurtą duomenų bazės struktūrą, parašykite tokias užklausas: </text:span></text:p>
      <text:p text:style-name="P7"><text:span text:style-name="T6">a. Užklausa, kuri grąžina visus transporto priemonių grafikus su atvykimo / išvykimo stočių pavadinimais, adresais, transporto priemonės numeriu bei išvykimo / atvykimo laikais. </text:span></text:p>
      <text:p text:style-name="P7"><text:span text:style-name="T6">b. Užklausa, kuri grąžins transporto priemonės numerį, išvykimo / atvykimo stotį bei kelionės trukmę valandų ir minučių tikslumu. </text:span></text:p>
      <text:p text:style-name="P7"><text:span text:style-name="T6">c. Užklausą, kuri grąžintų suplanuotų išvykimų skaičių iš kiekvienos stoties per visą laikotarpį. Grąžinti stoties pavadinimą, bei per visą laikotarpį suplanuotų kelionių skaičių. </text:span></text:p>
      <text:p text:style-name="P7"><text:span text:style-name="T6">d. Užklausą, kuri grąžina tuos pačius laukus kaip ir 4.a, tačiau turi atrinkti tik tuos maršrutų grafikus, kurių išvykimo laikas vėlesnis nei 2018-05-25 00:00. </text:span></text:p>
      <text:p text:style-name="P6"><text:span text:style-name="T6">e. Duomenų trynimo sakinį/-ius, kuriais sėkmingai pašalintumėte visą susijusią informaciją apie traukinį, kurio numeris ES523. </text:span></text:p>
      <text:p text:style-name="P6"><text:span text:style-name="T7"/></text:p>
      <text:p text:style-name="P6"><text:span text:style-name="T8">Nurodymai </text:span></text:p>
      <text:p text:style-name="P8"><text:span text:style-name="T9"> </text:span><text:span text:style-name="T6">Atlikite pateiktas užduotis. Jei ne visos pavyksta, atlikite tas, kurias galite, – įvertinsime ir pastangas. </text:span></text:p>
      <text:p text:style-name="P8"><text:span text:style-name="T9"> Galite naudoti tiek Oracle SQL, tiek kitos DB sintaksę. </text:span></text:p>
      <text:p text:style-name="P8"><text:span text:style-name="T9"> Sprendimą siųskite jums patogiu formatu. </text:span></text:p>
      <text:p text:style-name="P5"><text:span text:style-name="T9"> </text:span><text:span text:style-name="T6">Diagramos braižymui galite naudotis nemokamu internetiniu įrankiu https://draw.io/ </text:span></text:p>
      <text:p text:style-name="P3"/>
      <text:p text:style-name="Default"><text:span text:style-name="T6">Pasirinkite kurti naują diagramą, kaip parodyta žemiau esančiame paveiksliuke. </text:span></text:p>
      <text:p text:style-name="P5"><text:span text:style-name="T6"> Lentelių kūrimui, užklausų rašymui galite naudotis Oracle Live SQL internetiniu IDE https://livesql.oracle.com Norint turėti prieigą prie šio įrankio, reikia užsiregistruoti Oracle svetainėje. </text:span></text:p>
      <text:p text:style-name="P5"><text:span text:style-name="T6"/></text:p>
      <text:p text:style-name="P5"><text:span text:style-name="T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40:00</meta:creation-date>
    <meta:initial-creator>Microsoft Office User</meta:initial-creator>
    <dc:date>2018-09-17T12:22:10.961000000</dc:date>
    <meta:editing-duration>PT5M56S</meta:editing-duration>
    <meta:editing-cycles>3</meta:editing-cycles>
    <meta:generator>LibreOffice/4.4.1.2$Windows_x86 LibreOffice_project/45e2de17089c24a1fa810c8f975a7171ba4cd432</meta:generator>
    <meta:document-statistic meta:table-count="1" meta:image-count="0" meta:object-count="0" meta:page-count="2" meta:paragraph-count="91" meta:word-count="427" meta:character-count="3152" meta:non-whitespace-character-count="2724"/>
  </office:meta>
</office:document-meta>
</file>